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lgK2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377" calcext:value-type="float">
            <text:p>0,377</text:p>
          </table:table-cell>
          <table:table-cell office:value-type="float" office:value="0.96" calcext:value-type="float">
            <text:p>0,96</text:p>
          </table:table-cell>
          <table:table-cell table:formula="of:=20*LOG10([.C2])" office:value-type="float" office:value="-0.354575339208632" calcext:value-type="float">
            <text:p>-0,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55" calcext:value-type="float">
            <text:p>0,755</text:p>
          </table:table-cell>
          <table:table-cell office:value-type="float" office:value="0.9" calcext:value-type="float">
            <text:p>0,9</text:p>
          </table:table-cell>
          <table:table-cell table:formula="of:=20*LOG10([.C3])" office:value-type="float" office:value="-0.915149811213502" calcext:value-type="float">
            <text:p>-0,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,51</text:p>
          </table:table-cell>
          <table:table-cell office:value-type="float" office:value="0.73" calcext:value-type="float">
            <text:p>0,73</text:p>
          </table:table-cell>
          <table:table-cell table:formula="of:=20*LOG10([.C4])" office:value-type="float" office:value="-2.73354279759088" calcext:value-type="float">
            <text:p>-2,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2" calcext:value-type="float">
            <text:p>3,02</text:p>
          </table:table-cell>
          <table:table-cell office:value-type="float" office:value="0.55" calcext:value-type="float">
            <text:p>0,55</text:p>
          </table:table-cell>
          <table:table-cell table:formula="of:=20*LOG10([.C5])" office:value-type="float" office:value="-5.19274621011512" calcext:value-type="float">
            <text:p>-5,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2" calcext:value-type="float">
            <text:p>0,32</text:p>
          </table:table-cell>
          <table:table-cell table:formula="of:=20*LOG10([.C6])" office:value-type="float" office:value="-9.89700043360188" calcext:value-type="float">
            <text:p>-9,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,16</text:p>
          </table:table-cell>
          <table:table-cell table:formula="of:=20*LOG10([.C7])" office:value-type="float" office:value="-15.9176003468815" calcext:value-type="float">
            <text:p>-15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1" calcext:value-type="float">
            <text:p>24,1</text:p>
          </table:table-cell>
          <table:table-cell office:value-type="float" office:value="0.088" calcext:value-type="float">
            <text:p>0,088</text:p>
          </table:table-cell>
          <table:table-cell table:formula="of:=20*LOG10([.C8])" office:value-type="float" office:value="-21.1103465569966" calcext:value-type="float">
            <text:p>-21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0:22:39.3913231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08:59.734085240</meta:creation-date>
    <dc:date>2021-09-29T10:22:48.093251150</dc:date>
    <meta:editing-duration>PT8M1S</meta:editing-duration>
    <meta:editing-cycles>3</meta:editing-cycles>
    <meta:generator>LibreOffice/6.4.7.2$Linux_X86_64 LibreOffice_project/40$Build-2</meta:generator>
    <meta:document-statistic meta:table-count="1" meta:cell-count="32" meta:object-count="0"/>
  </office:meta>
</office:document-meta>
</file>